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39in"/>
    </style:style>
    <style:style style:name="co2" style:family="table-column">
      <style:table-column-properties fo:break-before="auto" style:column-width="0.861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2984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6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1"/>
    <style:style style:name="ce4" style:family="table-cell" style:parent-style-name="Default" style:data-style-name="N60"/>
    <style:style style:name="ce5" style:family="table-cell" style:parent-style-name="Default" style:data-style-name="N0"/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7" style:family="table-cell" style:parent-style-name="Default">
      <style:text-properties fo:color="#181615" style:font-name="Arial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8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>
            <text:p>Riemann flux tube 1 test case determination of parameters</text:p>
          </table:table-cell>
          <table:table-cell table:number-columns-repeated="7"/>
        </table:table-row>
        <table:table-row table:style-name="ro2">
          <table:table-cell office:value-type="string">
            <text:p>After Balsara et al. ADER-WENO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>
            <text:p>Flux tube initial states</text:p>
          </table:table-cell>
          <table:table-cell table:style-name="ce2" office:value-type="string">
            <text:p>Left</text:p>
          </table:table-cell>
          <table:table-cell table:style-name="ce2" office:value-type="string">
            <text:p>Right</text:p>
          </table:table-cell>
          <table:table-cell table:number-columns-repeated="2"/>
          <table:table-cell office:value-type="string">
            <text:p>Constants</text:p>
          </table:table-cell>
          <table:table-cell table:number-columns-repeated="2"/>
        </table:table-row>
        <table:table-row table:style-name="ro2">
          <table:table-cell office:value-type="string">
            <text:p>Number density</text:p>
          </table:table-cell>
          <table:table-cell table:style-name="ce3" office:value-type="float" office:value="1000000">
            <text:p>1.000E+006</text:p>
          </table:table-cell>
          <table:table-cell table:style-name="ce3" office:value-type="float" office:value="2740000">
            <text:p>2.740E+006</text:p>
          </table:table-cell>
          <table:table-cell office:value-type="string">
            <text:p>m⁻³</text:p>
          </table:table-cell>
          <table:table-cell/>
          <table:table-cell office:value-type="string">
            <text:p>Mu_0</text:p>
          </table:table-cell>
          <table:table-cell table:style-name="ce4" office:value-type="float" office:value="0.00000125663706144">
            <text:p>1.26E-006</text:p>
          </table:table-cell>
          <table:table-cell office:value-type="string">
            <text:p>NA⁻²</text:p>
          </table:table-cell>
        </table:table-row>
        <table:table-row table:style-name="ro2">
          <table:table-cell office:value-type="string">
            <text:p>Temperature</text:p>
          </table:table-cell>
          <table:table-cell table:style-name="ce3" office:value-type="float" office:value="100000">
            <text:p>1.000E+005</text:p>
          </table:table-cell>
          <table:table-cell table:style-name="ce3" office:value-type="float" office:value="300000">
            <text:p>3.000E+005</text:p>
          </table:table-cell>
          <table:table-cell office:value-type="string">
            <text:p>K</text:p>
          </table:table-cell>
          <table:table-cell/>
          <table:table-cell office:value-type="string">
            <text:p>m_p</text:p>
          </table:table-cell>
          <table:table-cell table:style-name="ce4" office:value-type="float" office:value="1.67262171E-027">
            <text:p>1.67E-027</text:p>
          </table:table-cell>
          <table:table-cell office:value-type="string">
            <text:p>kg</text:p>
          </table:table-cell>
        </table:table-row>
        <table:table-row table:style-name="ro2">
          <table:table-cell office:value-type="string">
            <text:p>Derived: Pressure</text:p>
          </table:table-cell>
          <table:table-cell table:style-name="ce3" table:formula="of:=[.B5]*[.G9]*[.B6]" office:value-type="float" office:value="0.0000000000013806505">
            <text:p>1.381E-012</text:p>
          </table:table-cell>
          <table:table-cell table:style-name="ce3" table:formula="of:=[.C5]*[.G9]*[.C6]" office:value-type="float" office:value="0.00000000001134894711">
            <text:p>1.135E-011</text:p>
          </table:table-cell>
          <table:table-cell office:value-type="string">
            <text:p>Pa</text:p>
          </table:table-cell>
          <table:table-cell/>
          <table:table-cell office:value-type="string">
            <text:p>q</text:p>
          </table:table-cell>
          <table:table-cell table:style-name="ce4" office:value-type="float" office:value="1.60217653E-019">
            <text:p>1.60E-019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string">
            <text:p>Vx</text:p>
          </table:table-cell>
          <table:table-cell table:style-name="ce3" office:value-type="float" office:value="100000">
            <text:p>1.000E+005</text:p>
          </table:table-cell>
          <table:table-cell table:style-name="ce3" office:value-type="float" office:value="36450">
            <text:p>3.645E+004</text:p>
          </table:table-cell>
          <table:table-cell office:value-type="string">
            <text:p>ms⁻¹</text:p>
          </table:table-cell>
          <table:table-cell/>
          <table:table-cell office:value-type="string">
            <text:p>gamma</text:p>
          </table:table-cell>
          <table:table-cell table:style-name="ce5" office:value-type="float" office:value="1.66666666666667">
            <text:p>1.6666666667</text:p>
          </table:table-cell>
          <table:table-cell/>
        </table:table-row>
        <table:table-row table:style-name="ro2">
          <table:table-cell office:value-type="string">
            <text:p>Vy</text:p>
          </table:table-cell>
          <table:table-cell table:style-name="ce3" office:value-type="float" office:value="50000">
            <text:p>5.000E+004</text:p>
          </table:table-cell>
          <table:table-cell table:style-name="ce3" office:value-type="float" office:value="53710">
            <text:p>5.371E+004</text:p>
          </table:table-cell>
          <table:table-cell office:value-type="string">
            <text:p>ms⁻¹</text:p>
          </table:table-cell>
          <table:table-cell/>
          <table:table-cell office:value-type="string">
            <text:p>k</text:p>
          </table:table-cell>
          <table:table-cell table:style-name="ce4" office:value-type="float" office:value="1.3806505E-023">
            <text:p>1.38E-023</text:p>
          </table:table-cell>
          <table:table-cell office:value-type="string">
            <text:p>J/K</text:p>
          </table:table-cell>
        </table:table-row>
        <table:table-row table:style-name="ro2">
          <table:table-cell office:value-type="string">
            <text:p>Vz</text:p>
          </table:table-cell>
          <table:table-cell table:number-columns-repeated="2" table:style-name="ce3" office:value-type="float" office:value="0">
            <text:p>0.000E+000</text:p>
          </table:table-cell>
          <table:table-cell office:value-type="string">
            <text:p>ms⁻¹</text:p>
          </table:table-cell>
          <table:table-cell/>
          <table:table-cell office:value-type="string">
            <text:p>m_e</text:p>
          </table:table-cell>
          <table:table-cell table:style-name="ce4" office:value-type="float" office:value="9.109E-031">
            <text:p>9.11E-031</text:p>
          </table:table-cell>
          <table:table-cell/>
        </table:table-row>
        <table:table-row table:style-name="ro2">
          <table:table-cell office:value-type="string">
            <text:p>Bx</text:p>
          </table:table-cell>
          <table:table-cell table:number-columns-repeated="2" table:style-name="ce3" office:value-type="float" office:value="0.000000001">
            <text:p>1.000E-009</text:p>
          </table:table-cell>
          <table:table-cell office:value-type="string">
            <text:p>T</text:p>
          </table:table-cell>
          <table:table-cell/>
          <table:table-cell office:value-type="string">
            <text:p>Epsilon_0</text:p>
          </table:table-cell>
          <table:table-cell table:style-name="ce4" office:value-type="float" office:value="0.00000000000885">
            <text:p>8.85E-012</text:p>
          </table:table-cell>
          <table:table-cell office:value-type="string">
            <text:p>F/m</text:p>
          </table:table-cell>
        </table:table-row>
        <table:table-row table:style-name="ro2">
          <table:table-cell office:value-type="string">
            <text:p>By</text:p>
          </table:table-cell>
          <table:table-cell table:style-name="ce3" office:value-type="float" office:value="0.0000000005">
            <text:p>5.000E-010</text:p>
          </table:table-cell>
          <table:table-cell table:style-name="ce3" office:value-type="float" office:value="0.000000001474">
            <text:p>1.474E-009</text:p>
          </table:table-cell>
          <table:table-cell office:value-type="string">
            <text:p>T</text:p>
          </table:table-cell>
          <table:table-cell/>
          <table:table-cell office:value-type="string">
            <text:p>alpha</text:p>
          </table:table-cell>
          <table:table-cell table:style-name="ce4" office:value-type="float" office:value="1.5">
            <text:p>1.50E+000</text:p>
          </table:table-cell>
          <table:table-cell/>
        </table:table-row>
        <table:table-row table:style-name="ro2">
          <table:table-cell office:value-type="string">
            <text:p>Bz</text:p>
          </table:table-cell>
          <table:table-cell table:number-columns-repeated="2" table:style-name="ce3" office:value-type="float" office:value="0">
            <text:p>0.000E+000</text:p>
          </table:table-cell>
          <table:table-cell office:value-type="string">
            <text:p>T</text:p>
          </table:table-cell>
          <table:table-cell/>
          <table:table-cell office:value-type="string">
            <text:p>c </text:p>
          </table:table-cell>
          <table:table-cell table:style-name="ce4" office:value-type="float" office:value="300000000">
            <text:p>3.00E+008</text:p>
          </table:table-cell>
          <table:table-cell office:value-type="string">
            <text:p>m/s</text:p>
          </table:table-cell>
        </table:table-row>
        <table:table-row table:style-name="ro2">
          <table:table-cell table:number-columns-repeated="6"/>
          <table:table-cell table:style-name="ce4"/>
          <table:table-cell/>
        </table:table-row>
        <table:table-row table:style-name="ro2">
          <table:table-cell office:value-type="string">
            <text:p>c_fast</text:p>
          </table:table-cell>
          <table:table-cell table:style-name="ce3" table:formula="of:=SQRT(0.5*(([.B11]^2+[.B12]^2+[.B13]^2)/([.$G$5]*[.$G$6]*[.B5])+[.B18]^2)+SQRT(0.25*(([.B11]^2+[.B12]^2+[.B13]^2)/([.$G$5]*[.$G$6]*[.B5])+[.B18]^2)^2-[.B18]^2*[.B11]^2/([.$G$5]*[.$G$6]*[.B5])))" office:value-type="float" office:value="39337.9931865421">
            <text:p>3.934E+004</text:p>
          </table:table-cell>
          <table:table-cell table:style-name="ce3" table:formula="of:=SQRT(0.5*(([.C11]^2+[.C12]^2+[.C13]^2)/([.$G$5]*[.$G$6]*[.C5])+[.C18]^2)+SQRT(0.25*(([.C11]^2+[.C12]^2+[.C13]^2)/([.$G$5]*[.$G$6]*[.C5])+[.C18]^2)^2-[.C18]^2*[.C11]^2/([.$G$5]*[.$G$6]*[.C5])))" office:value-type="float" office:value="67227.4827737651">
            <text:p>6.723E+004</text:p>
          </table:table-cell>
          <table:table-cell office:value-type="string">
            <text:p>ms⁻¹</text:p>
          </table:table-cell>
          <table:table-cell table:number-columns-repeated="2"/>
          <table:table-cell table:style-name="ce4"/>
          <table:table-cell/>
        </table:table-row>
        <table:table-row table:style-name="ro2">
          <table:table-cell office:value-type="string">
            <text:p>c_slow</text:p>
          </table:table-cell>
          <table:table-cell table:style-name="ce3" table:formula="of:=SQRT(0.5*(([.B11]^2+[.B12]^2+[.B13]^2)/([.$G$5]*[.$G$6]*[.B5])+[.B18]^2)-SQRT(0.25*(([.B11]^2+[.B12]^2+[.B13]^2)/([.$G$5]*[.$G$6]*[.B5])+[.B18]^2)^2-[.B18]^2*[.B11]^2/([.$G$5]*[.$G$6]*[.B5])))" office:value-type="float" office:value="20566.0737956694">
            <text:p>2.057E+004</text:p>
          </table:table-cell>
          <table:table-cell table:style-name="ce3" table:formula="of:=SQRT(0.5*(([.C11]^2+[.C12]^2+[.C13]^2)/([.$G$5]*[.$G$6]*[.C5])+[.C18]^2)-SQRT(0.25*(([.C11]^2+[.C12]^2+[.C13]^2)/([.$G$5]*[.$G$6]*[.C5])+[.C18]^2)^2-[.C18]^2*[.C11]^2/([.$G$5]*[.$G$6]*[.C5])))" office:value-type="float" office:value="12592.2137302278">
            <text:p>1.259E+004</text:p>
          </table:table-cell>
          <table:table-cell office:value-type="string">
            <text:p>ms⁻¹</text:p>
          </table:table-cell>
          <table:table-cell table:number-columns-repeated="2"/>
          <table:table-cell table:style-name="ce4"/>
          <table:table-cell/>
        </table:table-row>
        <table:table-row table:style-name="ro2">
          <table:table-cell office:value-type="string">
            <text:p>c_Alfvén</text:p>
          </table:table-cell>
          <table:table-cell table:style-name="ce3" table:formula="of:=SQRT(([.B11]^2+[.B12]^2+[.B13]^2)/([.$G$5]*[.$G$6]*[.B5]))" office:value-type="float" office:value="24386.5974688148">
            <text:p>2.439E+004</text:p>
          </table:table-cell>
          <table:table-cell table:style-name="ce3" table:formula="of:=SQRT(([.C11]^2+[.C12]^2+[.C13]^2)/([.$G$5]*[.$G$6]*[.C5]))" office:value-type="float" office:value="23471.118360712">
            <text:p>2.347E+004</text:p>
          </table:table-cell>
          <table:table-cell office:value-type="string">
            <text:p>ms⁻¹</text:p>
          </table:table-cell>
          <table:table-cell table:number-columns-repeated="2"/>
          <table:table-cell table:style-name="ce4"/>
          <table:table-cell/>
        </table:table-row>
        <table:table-row table:style-name="ro2">
          <table:table-cell office:value-type="string">
            <text:p>c_sound</text:p>
          </table:table-cell>
          <table:table-cell table:style-name="ce3" table:formula="of:=SQRT([.$G$8]*[.$G$9]*[.B6]/[.$G$6])" office:value-type="float" office:value="37090.901353396">
            <text:p>3.709E+004</text:p>
          </table:table-cell>
          <table:table-cell table:style-name="ce3" table:formula="of:=SQRT([.$G$8]*[.$G$9]*[.C6]/[.$G$6])" office:value-type="float" office:value="64243.3256426071">
            <text:p>6.424E+004</text:p>
          </table:table-cell>
          <table:table-cell office:value-type="string">
            <text:p>ms⁻¹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>
            <text:p>Grid parameters</text:p>
          </table:table-cell>
          <table:table-cell table:number-columns-repeated="4"/>
          <table:table-cell table:style-name="ce2" office:value-type="string">
            <text:p>meteo parameters</text:p>
          </table:table-cell>
          <table:table-cell table:number-columns-repeated="2"/>
        </table:table-row>
        <table:table-row table:style-name="ro2">
          <table:table-cell office:value-type="string">
            <text:p>x length</text:p>
          </table:table-cell>
          <table:table-cell office:value-type="float" office:value="100">
            <text:p>100</text:p>
          </table:table-cell>
          <table:table-cell office:value-type="string">
            <text:p>cells</text:p>
          </table:table-cell>
          <table:table-cell table:number-columns-repeated="2"/>
          <table:table-cell office:value-type="string">
            <text:p>Total spatial cells</text:p>
          </table:table-cell>
          <table:table-cell table:number-columns-repeated="2"/>
        </table:table-row>
        <table:table-row table:style-name="ro2">
          <table:table-cell office:value-type="string">
            <text:p>x length</text:p>
          </table:table-cell>
          <table:table-cell table:style-name="ce4" office:value-type="float" office:value="20000000">
            <text:p>2.00E+007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Max. cells per proc.</text:p>
          </table:table-cell>
          <table:table-cell table:number-columns-repeated="2"/>
        </table:table-row>
        <table:table-row table:style-name="ro2">
          <table:table-cell office:value-type="string">
            <text:p>dx = dy = dz</text:p>
          </table:table-cell>
          <table:table-cell table:style-name="ce4" table:formula="of:=[.B22]/[.B21]" office:value-type="float" office:value="200000">
            <text:p>2.00E+005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Total proc. Needed</text:p>
          </table:table-cell>
          <table:table-cell table:number-columns-repeated="2"/>
        </table:table-row>
        <table:table-row table:style-name="ro2">
          <table:table-cell office:value-type="string">
            <text:p>x_min</text:p>
          </table:table-cell>
          <table:table-cell table:style-name="ce4" table:formula="of:=-0.5*[.B22]" office:value-type="float" office:value="-10000000">
            <text:p>-1.00E+007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2">
          <table:table-cell office:value-type="string">
            <text:p>x_max</text:p>
          </table:table-cell>
          <table:table-cell table:style-name="ce4" table:formula="of:=0.5*[.B22]" office:value-type="float" office:value="10000000">
            <text:p>1.00E+007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2">
          <table:table-cell office:value-type="string">
            <text:p>v length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2">
          <table:table-cell office:value-type="string">
            <text:p>dvx = dvy = dvz</text:p>
          </table:table-cell>
          <table:table-cell table:formula="of:=2*[.B28]/([.B26]*4)" office:value-type="float" office:value="5000">
            <text:p>5000</text:p>
          </table:table-cell>
          <table:table-cell table:number-columns-repeated="6"/>
        </table:table-row>
        <table:table-row table:style-name="ro2">
          <table:table-cell office:value-type="string">
            <text:p>velocity box min/max</text:p>
          </table:table-cell>
          <table:table-cell office:value-type="float" office:value="500000">
            <text:p>500000</text:p>
          </table:table-cell>
          <table:table-cell table:number-columns-repeated="6"/>
        </table:table-row>
        <table:table-row table:style-name="ro2">
          <table:table-cell office:value-type="string">
            <text:p>or</text:p>
          </table:table-cell>
          <table:table-cell table:number-columns-repeated="7"/>
        </table:table-row>
        <table:table-row table:style-name="ro2">
          <table:table-cell office:value-type="string">
            <text:p>v_max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2" office:value-type="string">
            <text:p>Plasma parameters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onsequences</text:p>
          </table:table-cell>
          <table:table-cell table:style-name="ce2" table:number-columns-repeated="2"/>
          <table:table-cell table:number-columns-repeated="2"/>
          <table:table-cell table:style-name="ce2"/>
          <table:table-cell table:number-columns-repeated="2"/>
        </table:table-row>
        <table:table-row table:style-name="ro2">
          <table:table-cell office:value-type="string">
            <text:p>Thermal velocity</text:p>
          </table:table-cell>
          <table:table-cell table:formula="of:=SQRT(2*[.$G$9]*[.B6]/[.$G$6])" office:value-type="float" office:value="40631.0466989077">
            <text:p>40631.0466989077</text:p>
          </table:table-cell>
          <table:table-cell table:formula="of:=SQRT(2*[.$G$9]*[.C6]/[.$G$6])" office:value-type="float" office:value="70375.0372472119">
            <text:p>70375.0372472119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2">
          <table:table-cell office:value-type="string">
            <text:p>Proton gyrofrequency</text:p>
          </table:table-cell>
          <table:table-cell table:formula="of:=[.$G$7]*SQRT([.B11]^2+[.B12]^2+[.B13]^2)/([.$G$6]*2*PI())" office:value-type="float" office:value="0.0170446376962922">
            <text:p>0.0170446377</text:p>
          </table:table-cell>
          <table:table-cell table:formula="of:=[.$G$7]*SQRT([.C11]^2+[.C12]^2+[.C13]^2)/([.$G$6]*2*PI())" office:value-type="float" office:value="0.0271547387813675">
            <text:p>0.0271547388</text:p>
          </table:table-cell>
          <table:table-cell office:value-type="string">
            <text:p>Hz</text:p>
          </table:table-cell>
          <table:table-cell/>
          <table:table-cell table:style-name="ce2"/>
          <table:table-cell table:number-columns-repeated="2"/>
        </table:table-row>
        <table:table-row table:style-name="ro2">
          <table:table-cell office:value-type="string">
            <text:p>Proton gyroperiod</text:p>
          </table:table-cell>
          <table:table-cell table:formula="of:=1/[.B34]" office:value-type="float" office:value="58.669478214696">
            <text:p>58.6694782147</text:p>
          </table:table-cell>
          <table:table-cell table:formula="of:=1/[.C34]" office:value-type="float" office:value="36.8259848879916">
            <text:p>36.825984888</text:p>
          </table:table-cell>
          <table:table-cell table:number-columns-repeated="2"/>
          <table:table-cell table:style-name="ce2"/>
          <table:table-cell table:style-name="ce6"/>
          <table:table-cell/>
        </table:table-row>
        <table:table-row table:style-name="ro2">
          <table:table-cell office:value-type="string">
            <text:p>“Gyroradius”</text:p>
          </table:table-cell>
          <table:table-cell table:formula="of:=[.$G$6]*2*PI()*[.B33]/([.$G$7]*SQRT([.B11]*[.B11]+[.B12]*[.B12]+[.B13]*[.B13]))" office:value-type="float" office:value="2383802.30914186">
            <text:p>2383802.30914186</text:p>
          </table:table-cell>
          <table:table-cell table:formula="of:=[.$G$6]*2*PI()*[.C33]/([.$G$7]*SQRT([.C11]*[.C11]+[.C12]*[.C12]+[.C13]*[.C13]))" office:value-type="float" office:value="2591630.05815767">
            <text:p>2591630.05815767</text:p>
          </table:table-cell>
          <table:table-cell table:number-columns-repeated="2"/>
          <table:table-cell office:value-type="string">
            <text:p>Proton gyrofreq</text:p>
          </table:table-cell>
          <table:table-cell table:style-name="ce7" table:formula="of:=[.$G$7]*SQRT([.B11]*[.B11]+[.B12]*[.B12]+[.B13]*[.B13])/[.$G$6]" office:value-type="float" office:value="0.107094617139542">
            <text:p>0.1070946171</text:p>
          </table:table-cell>
          <table:table-cell table:style-name="ce7" table:formula="of:=[.$G$7]*SQRT([.C11]*[.C11]+[.C12]*[.C12]+[.C13]*[.C13])/[.$G$6]" office:value-type="float" office:value="0.170618255731388">
            <text:p>0.1706182557</text:p>
          </table:table-cell>
        </table:table-row>
        <table:table-row table:style-name="ro2">
          <table:table-cell table:number-columns-repeated="5"/>
          <table:table-cell office:value-type="string">
            <text:p>Proton gyroperiod</text:p>
          </table:table-cell>
          <table:table-cell table:formula="of:=2*PI()/[.G36]" office:value-type="float" office:value="58.669478214696">
            <text:p>58.6694782147</text:p>
          </table:table-cell>
          <table:table-cell table:formula="of:=2*PI()/[.H36]" office:value-type="float" office:value="36.8259848879916">
            <text:p>36.825984888</text:p>
          </table:table-cell>
        </table:table-row>
        <table:table-row table:style-name="ro2">
          <table:table-cell table:number-columns-repeated="5"/>
          <table:table-cell office:value-type="string">
            <text:p>Larmor rad apprx</text:p>
          </table:table-cell>
          <table:table-cell table:style-name="ce3" table:formula="of:=[.B33]/[.G36]" office:value-type="float" office:value="379393.920853802">
            <text:p>3.794E+005</text:p>
          </table:table-cell>
          <table:table-cell table:style-name="ce3" table:formula="of:=[.C33]/[.H36]" office:value-type="float" office:value="412470.734421329">
            <text:p>4.125E+005</text:p>
          </table:table-cell>
        </table:table-row>
        <table:table-row table:style-name="ro2">
          <table:table-cell table:style-name="ce2" office:value-type="string">
            <text:p>CFL conditions</text:p>
          </table:table-cell>
          <table:table-cell table:number-columns-repeated="4"/>
          <table:table-cell office:value-type="string">
            <text:p>Plasma frequency</text:p>
          </table:table-cell>
          <table:table-cell table:formula="of:= SQRT([.B5]*[.G7]*[.G7]/[.G6]/[.G11])" office:value-type="float" office:value="1316.86078659408">
            <text:p>1316.8607865941</text:p>
          </table:table-cell>
          <table:table-cell table:formula="of:= SQRT([.C5]*[.G7]*[.G7]/[.G6]/[.G11])" office:value-type="float" office:value="2179.7924643593">
            <text:p>2179.7924643593</text:p>
          </table:table-cell>
        </table:table-row>
        <table:table-row table:style-name="ro2">
          <table:table-cell office:value-type="string">
            <text:p>acceleration</text:p>
          </table:table-cell>
          <table:table-cell table:style-name="ce3" table:formula="of:=[.B27]/(([.G7]/[.G6])*SQRT(3*[.B28]^2)*SQRT(MAX([.B11]^2+[.B12]^2+[.B13]^2;[.C11]^2+[.C12]^2+[.C13]^2)))" office:value-type="float" office:value="0.03383871595186">
            <text:p>3.384E-002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Ion skin depth</text:p>
          </table:table-cell>
          <table:table-cell table:style-name="ce4" table:formula="of:= [.G13]/[.G39]" office:value-type="float" office:value="227814.513921337">
            <text:p>2.28E+005</text:p>
          </table:table-cell>
          <table:table-cell table:style-name="ce4" table:formula="of:= [.G13]/[.H39]" office:value-type="float" office:value="137627.781041155">
            <text:p>1.38E+005</text:p>
          </table:table-cell>
        </table:table-row>
        <table:table-row table:style-name="ro2">
          <table:table-cell office:value-type="string">
            <text:p>kinetic</text:p>
          </table:table-cell>
          <table:table-cell table:style-name="ce3" table:formula="of:=[.B23]/SQRT(3*[.B28]^2)" office:value-type="float" office:value="0.23094010767585">
            <text:p>2.309E-001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2">
          <table:table-cell office:value-type="string">
            <text:p>magnetic</text:p>
          </table:table-cell>
          <table:table-cell table:style-name="ce3" table:formula="of:=[.B23]/MAX([.B17];[.C17])" office:value-type="float" office:value="8.2012261142932">
            <text:p>8.201E+000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Fastest hits wall in (no v)</text:p>
          </table:table-cell>
          <table:table-cell table:formula="of:=0.5*[.B22]/MAX([.B15:.C17])" office:value-type="float" office:value="148.748690080397">
            <text:p>148.7486900804</text:p>
          </table:table-cell>
          <table:table-cell office:value-type="string">
            <text:p>s</text:p>
          </table:table-cell>
          <table:table-cell table:number-columns-repeated="4"/>
          <table:table-cell table:style-name="ce8"/>
        </table:table-row>
        <table:table-row table:style-name="ro2">
          <table:table-cell office:value-type="string">
            <text:p>10 gyroperiods</text:p>
          </table:table-cell>
          <table:table-cell table:formula="of:=10*[.B35]" office:value-type="float" office:value="586.69478214696">
            <text:p>586.694782147</text:p>
          </table:table-cell>
          <table:table-cell table:number-columns-repeated="5"/>
          <table:table-cell table:style-name="ce8"/>
        </table:table-row>
        <table:table-row table:style-name="ro2">
          <table:table-cell office:value-type="string">
            <text:p>Envisaged timestep</text:p>
          </table:table-cell>
          <table:table-cell table:style-name="ce4" office:value-type="float" office:value="0.05">
            <text:p>5.00E-002</text:p>
          </table:table-cell>
          <table:table-cell table:number-columns-repeated="5"/>
          <table:table-cell table:style-name="ce8"/>
        </table:table-row>
        <table:table-row table:style-name="ro2">
          <table:table-cell office:value-type="string">
            <text:p>Number of steps</text:p>
          </table:table-cell>
          <table:table-cell table:formula="of:=[.B45]/[.B46]" office:value-type="float" office:value="11733.8956429392">
            <text:p>11733.8956429392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>
            <text:p>Riemann flux tube 1 test case determination of parameters</text:p>
          </table:table-cell>
          <table:table-cell table:number-columns-repeated="7"/>
        </table:table-row>
        <table:table-row table:style-name="ro4">
          <table:table-cell office:value-type="string">
            <text:p>After Balsara et al. ADER-WENO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>
            <text:p>Flux tube initial states</text:p>
          </table:table-cell>
          <table:table-cell table:style-name="ce2" office:value-type="string">
            <text:p>Left</text:p>
          </table:table-cell>
          <table:table-cell table:style-name="ce2" office:value-type="string">
            <text:p>Right</text:p>
          </table:table-cell>
          <table:table-cell table:number-columns-repeated="2"/>
          <table:table-cell office:value-type="string">
            <text:p>Constants</text:p>
          </table:table-cell>
          <table:table-cell table:number-columns-repeated="2"/>
        </table:table-row>
        <table:table-row table:style-name="ro2">
          <table:table-cell office:value-type="string">
            <text:p>Number density</text:p>
          </table:table-cell>
          <table:table-cell table:style-name="ce3" office:value-type="float" office:value="1000000">
            <text:p>1.000E+006</text:p>
          </table:table-cell>
          <table:table-cell table:style-name="ce3" office:value-type="float" office:value="2299425.2">
            <text:p>2.299E+006</text:p>
          </table:table-cell>
          <table:table-cell office:value-type="string">
            <text:p>m⁻³</text:p>
          </table:table-cell>
          <table:table-cell/>
          <table:table-cell office:value-type="string">
            <text:p>Mu_0</text:p>
          </table:table-cell>
          <table:table-cell table:style-name="ce4" office:value-type="float" office:value="0.00000125663706144">
            <text:p>1.26E-006</text:p>
          </table:table-cell>
          <table:table-cell office:value-type="string">
            <text:p>NA⁻²</text:p>
          </table:table-cell>
        </table:table-row>
        <table:table-row table:style-name="ro2">
          <table:table-cell office:value-type="string">
            <text:p>Temperature</text:p>
          </table:table-cell>
          <table:table-cell table:style-name="ce3" office:value-type="float" office:value="100000">
            <text:p>1.000E+005</text:p>
          </table:table-cell>
          <table:table-cell table:style-name="ce3" office:value-type="float" office:value="3091637.7">
            <text:p>3.092E+006</text:p>
          </table:table-cell>
          <table:table-cell office:value-type="string">
            <text:p>K</text:p>
          </table:table-cell>
          <table:table-cell/>
          <table:table-cell office:value-type="string">
            <text:p>m_p</text:p>
          </table:table-cell>
          <table:table-cell table:style-name="ce4" office:value-type="float" office:value="1.67262171E-027">
            <text:p>1.67E-027</text:p>
          </table:table-cell>
          <table:table-cell office:value-type="string">
            <text:p>kg</text:p>
          </table:table-cell>
        </table:table-row>
        <table:table-row table:style-name="ro2">
          <table:table-cell office:value-type="string">
            <text:p>Derived: Pressure</text:p>
          </table:table-cell>
          <table:table-cell table:style-name="ce3" table:formula="of:=[.B5]*[.G9]*[.B6]" office:value-type="float" office:value="0.0000000000013806505">
            <text:p>1.381E-012</text:p>
          </table:table-cell>
          <table:table-cell table:style-name="ce3" table:formula="of:=[.C5]*[.G9]*[.C6]" office:value-type="float" office:value="0.000000000098150300963357">
            <text:p>9.815E-011</text:p>
          </table:table-cell>
          <table:table-cell office:value-type="string">
            <text:p>Pa</text:p>
          </table:table-cell>
          <table:table-cell/>
          <table:table-cell office:value-type="string">
            <text:p>q</text:p>
          </table:table-cell>
          <table:table-cell table:style-name="ce4" office:value-type="float" office:value="1.60217653E-019">
            <text:p>1.60E-019</text:p>
          </table:table-cell>
          <table:table-cell office:value-type="string">
            <text:p>C</text:p>
          </table:table-cell>
        </table:table-row>
        <table:table-row table:style-name="ro4">
          <table:table-cell office:value-type="string">
            <text:p>Vx</text:p>
          </table:table-cell>
          <table:table-cell table:style-name="ce3" office:value-type="float" office:value="400000">
            <text:p>4.000E+005</text:p>
          </table:table-cell>
          <table:table-cell table:style-name="ce3" office:value-type="float" office:value="173956.52">
            <text:p>1.740E+005</text:p>
          </table:table-cell>
          <table:table-cell office:value-type="string">
            <text:p>ms⁻¹</text:p>
          </table:table-cell>
          <table:table-cell/>
          <table:table-cell office:value-type="string">
            <text:p>gamma</text:p>
          </table:table-cell>
          <table:table-cell table:style-name="ce5" office:value-type="float" office:value="1.66666666666667">
            <text:p>1.6666666667</text:p>
          </table:table-cell>
          <table:table-cell/>
        </table:table-row>
        <table:table-row table:style-name="ro4">
          <table:table-cell office:value-type="string">
            <text:p>Vy</text:p>
          </table:table-cell>
          <table:table-cell table:style-name="ce3" office:value-type="float" office:value="40000">
            <text:p>4.000E+004</text:p>
          </table:table-cell>
          <table:table-cell table:style-name="ce3" office:value-type="float" office:value="87602.947">
            <text:p>8.760E+004</text:p>
          </table:table-cell>
          <table:table-cell office:value-type="string">
            <text:p>ms⁻¹</text:p>
          </table:table-cell>
          <table:table-cell/>
          <table:table-cell office:value-type="string">
            <text:p>k</text:p>
          </table:table-cell>
          <table:table-cell table:style-name="ce4" office:value-type="float" office:value="1.3806505E-023">
            <text:p>1.38E-023</text:p>
          </table:table-cell>
          <table:table-cell office:value-type="string">
            <text:p>J/K</text:p>
          </table:table-cell>
        </table:table-row>
        <table:table-row table:style-name="ro4">
          <table:table-cell office:value-type="string">
            <text:p>Vz</text:p>
          </table:table-cell>
          <table:table-cell table:number-columns-repeated="2" table:style-name="ce3" office:value-type="float" office:value="0">
            <text:p>0.000E+000</text:p>
          </table:table-cell>
          <table:table-cell office:value-type="string">
            <text:p>ms⁻¹</text:p>
          </table:table-cell>
          <table:table-cell/>
          <table:table-cell office:value-type="string">
            <text:p>m_e</text:p>
          </table:table-cell>
          <table:table-cell table:style-name="ce4" office:value-type="float" office:value="9.109E-031">
            <text:p>9.11E-031</text:p>
          </table:table-cell>
          <table:table-cell/>
        </table:table-row>
        <table:table-row table:style-name="ro2">
          <table:table-cell office:value-type="string">
            <text:p>Bx</text:p>
          </table:table-cell>
          <table:table-cell table:number-columns-repeated="2" table:style-name="ce3" office:value-type="float" office:value="0.00000001">
            <text:p>1.000E-008</text:p>
          </table:table-cell>
          <table:table-cell office:value-type="string">
            <text:p>T</text:p>
          </table:table-cell>
          <table:table-cell/>
          <table:table-cell office:value-type="string">
            <text:p>Epsilon_0</text:p>
          </table:table-cell>
          <table:table-cell table:style-name="ce4" office:value-type="float" office:value="0.00000000000885">
            <text:p>8.85E-012</text:p>
          </table:table-cell>
          <table:table-cell office:value-type="string">
            <text:p>F/m</text:p>
          </table:table-cell>
        </table:table-row>
        <table:table-row table:style-name="ro2">
          <table:table-cell office:value-type="string">
            <text:p>By</text:p>
          </table:table-cell>
          <table:table-cell table:style-name="ce3" office:value-type="float" office:value="0.000000001">
            <text:p>1.000E-009</text:p>
          </table:table-cell>
          <table:table-cell table:style-name="ce3" office:value-type="float" office:value="0.000000005036">
            <text:p>5.036E-009</text:p>
          </table:table-cell>
          <table:table-cell office:value-type="string">
            <text:p>T</text:p>
          </table:table-cell>
          <table:table-cell/>
          <table:table-cell office:value-type="string">
            <text:p>alpha</text:p>
          </table:table-cell>
          <table:table-cell table:style-name="ce4" office:value-type="float" office:value="1.5">
            <text:p>1.50E+000</text:p>
          </table:table-cell>
          <table:table-cell/>
        </table:table-row>
        <table:table-row table:style-name="ro4">
          <table:table-cell office:value-type="string">
            <text:p>Bz</text:p>
          </table:table-cell>
          <table:table-cell table:number-columns-repeated="2" table:style-name="ce3" office:value-type="float" office:value="0">
            <text:p>0.000E+000</text:p>
          </table:table-cell>
          <table:table-cell office:value-type="string">
            <text:p>T</text:p>
          </table:table-cell>
          <table:table-cell/>
          <table:table-cell office:value-type="string">
            <text:p>c </text:p>
          </table:table-cell>
          <table:table-cell table:style-name="ce4" office:value-type="float" office:value="300000000">
            <text:p>3.00E+008</text:p>
          </table:table-cell>
          <table:table-cell office:value-type="string">
            <text:p>m/s</text:p>
          </table:table-cell>
        </table:table-row>
        <table:table-row table:style-name="ro2">
          <table:table-cell table:number-columns-repeated="6"/>
          <table:table-cell table:style-name="ce4"/>
          <table:table-cell/>
        </table:table-row>
        <table:table-row table:style-name="ro2">
          <table:table-cell office:value-type="string">
            <text:p>c_fast</text:p>
          </table:table-cell>
          <table:table-cell table:style-name="ce3" table:formula="of:=SQRT(0.5*(([.B11]^2+[.B12]^2+[.B13]^2)/([.$G$5]*[.$G$6]*[.B5])+[.B18]^2)+SQRT(0.25*(([.B11]^2+[.B12]^2+[.B13]^2)/([.$G$5]*[.$G$6]*[.B5])+[.B18]^2)^2-[.B18]^2*[.B11]^2/([.$G$5]*[.$G$6]*[.B5])))" office:value-type="float" office:value="219240.22028888">
            <text:p>2.192E+005</text:p>
          </table:table-cell>
          <table:table-cell table:style-name="ce3" table:formula="of:=SQRT(0.5*(([.C11]^2+[.C12]^2+[.C13]^2)/([.$G$5]*[.$G$6]*[.C5])+[.C18]^2)+SQRT(0.25*(([.C11]^2+[.C12]^2+[.C13]^2)/([.$G$5]*[.$G$6]*[.C5])+[.C18]^2)^2-[.C18]^2*[.C11]^2/([.$G$5]*[.$G$6]*[.C5])))" office:value-type="float" office:value="226548.760779711">
            <text:p>2.265E+005</text:p>
          </table:table-cell>
          <table:table-cell office:value-type="string">
            <text:p>ms⁻¹</text:p>
          </table:table-cell>
          <table:table-cell table:number-columns-repeated="2"/>
          <table:table-cell table:style-name="ce4"/>
          <table:table-cell/>
        </table:table-row>
        <table:table-row table:style-name="ro2">
          <table:table-cell office:value-type="string">
            <text:p>c_slow</text:p>
          </table:table-cell>
          <table:table-cell table:style-name="ce3" table:formula="of:=SQRT(0.5*(([.B11]^2+[.B12]^2+[.B13]^2)/([.$G$5]*[.$G$6]*[.B5])+[.B18]^2)-SQRT(0.25*(([.B11]^2+[.B12]^2+[.B13]^2)/([.$G$5]*[.$G$6]*[.B5])+[.B18]^2)^2-[.B18]^2*[.B11]^2/([.$G$5]*[.$G$6]*[.B5])))" office:value-type="float" office:value="36901.4439860514">
            <text:p>3.690E+004</text:p>
          </table:table-cell>
          <table:table-cell table:style-name="ce3" table:formula="of:=SQRT(0.5*(([.C11]^2+[.C12]^2+[.C13]^2)/([.$G$5]*[.$G$6]*[.C5])+[.C18]^2)-SQRT(0.25*(([.C11]^2+[.C12]^2+[.C13]^2)/([.$G$5]*[.$G$6]*[.C5])+[.C18]^2)^2-[.C18]^2*[.C11]^2/([.$G$5]*[.$G$6]*[.C5])))" office:value-type="float" office:value="130944.286512955">
            <text:p>1.309E+005</text:p>
          </table:table-cell>
          <table:table-cell office:value-type="string">
            <text:p>ms⁻¹</text:p>
          </table:table-cell>
          <table:table-cell table:number-columns-repeated="2"/>
          <table:table-cell table:style-name="ce4"/>
          <table:table-cell/>
        </table:table-row>
        <table:table-row table:style-name="ro4">
          <table:table-cell office:value-type="string">
            <text:p>c_Alfvén</text:p>
          </table:table-cell>
          <table:table-cell table:style-name="ce3" table:formula="of:=SQRT(([.B11]^2+[.B12]^2+[.B13]^2)/([.$G$5]*[.$G$6]*[.B5]))" office:value-type="float" office:value="219208.247557807">
            <text:p>2.192E+005</text:p>
          </table:table-cell>
          <table:table-cell table:style-name="ce3" table:formula="of:=SQRT(([.C11]^2+[.C12]^2+[.C13]^2)/([.$G$5]*[.$G$6]*[.C5]))" office:value-type="float" office:value="161052.806267417">
            <text:p>1.611E+005</text:p>
          </table:table-cell>
          <table:table-cell office:value-type="string">
            <text:p>ms⁻¹</text:p>
          </table:table-cell>
          <table:table-cell table:number-columns-repeated="2"/>
          <table:table-cell table:style-name="ce4"/>
          <table:table-cell/>
        </table:table-row>
        <table:table-row table:style-name="ro2">
          <table:table-cell office:value-type="string">
            <text:p>c_sound</text:p>
          </table:table-cell>
          <table:table-cell table:style-name="ce3" table:formula="of:=SQRT([.$G$8]*[.$G$9]*[.B6]/[.$G$6])" office:value-type="float" office:value="37090.901353396">
            <text:p>3.709E+004</text:p>
          </table:table-cell>
          <table:table-cell table:style-name="ce3" table:formula="of:=SQRT([.$G$8]*[.$G$9]*[.C6]/[.$G$6])" office:value-type="float" office:value="206234.674035671">
            <text:p>2.062E+005</text:p>
          </table:table-cell>
          <table:table-cell office:value-type="string">
            <text:p>ms⁻¹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4">
          <table:table-cell table:style-name="ce2" office:value-type="string">
            <text:p>Grid parameters</text:p>
          </table:table-cell>
          <table:table-cell table:number-columns-repeated="4"/>
          <table:table-cell table:style-name="ce2" office:value-type="string">
            <text:p>meteo parameters</text:p>
          </table:table-cell>
          <table:table-cell table:number-columns-repeated="2"/>
        </table:table-row>
        <table:table-row table:style-name="ro2">
          <table:table-cell office:value-type="string">
            <text:p>x length</text:p>
          </table:table-cell>
          <table:table-cell office:value-type="float" office:value="500">
            <text:p>500</text:p>
          </table:table-cell>
          <table:table-cell office:value-type="string">
            <text:p>cells</text:p>
          </table:table-cell>
          <table:table-cell table:number-columns-repeated="2"/>
          <table:table-cell office:value-type="string">
            <text:p>Total spatial cells</text:p>
          </table:table-cell>
          <table:table-cell table:number-columns-repeated="2"/>
        </table:table-row>
        <table:table-row table:style-name="ro4">
          <table:table-cell office:value-type="string">
            <text:p>x length</text:p>
          </table:table-cell>
          <table:table-cell table:style-name="ce4" office:value-type="float" office:value="40000000">
            <text:p>4.00E+007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Max. cells per proc.</text:p>
          </table:table-cell>
          <table:table-cell table:number-columns-repeated="2"/>
        </table:table-row>
        <table:table-row table:style-name="ro4">
          <table:table-cell office:value-type="string">
            <text:p>dx = dy = dz</text:p>
          </table:table-cell>
          <table:table-cell table:style-name="ce4" table:formula="of:=[.B22]/[.B21]" office:value-type="float" office:value="80000">
            <text:p>8.00E+004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Total proc. Needed</text:p>
          </table:table-cell>
          <table:table-cell table:number-columns-repeated="2"/>
        </table:table-row>
        <table:table-row table:style-name="ro2">
          <table:table-cell office:value-type="string">
            <text:p>x_min</text:p>
          </table:table-cell>
          <table:table-cell table:style-name="ce4" table:formula="of:=-0.5*[.B22]" office:value-type="float" office:value="-20000000">
            <text:p>-2.00E+007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2">
          <table:table-cell office:value-type="string">
            <text:p>x_max</text:p>
          </table:table-cell>
          <table:table-cell table:style-name="ce4" table:formula="of:=0.5*[.B22]" office:value-type="float" office:value="20000000">
            <text:p>2.00E+007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2">
          <table:table-cell office:value-type="string">
            <text:p>v length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4">
          <table:table-cell office:value-type="string">
            <text:p>dvx = dvy = dvz</text:p>
          </table:table-cell>
          <table:table-cell table:formula="of:=2*[.B28]/([.B26]*4)" office:value-type="float" office:value="16666.6666666667">
            <text:p>16666.6666666667</text:p>
          </table:table-cell>
          <table:table-cell table:number-columns-repeated="6"/>
        </table:table-row>
        <table:table-row table:style-name="ro2">
          <table:table-cell office:value-type="string">
            <text:p>velocity box min/max</text:p>
          </table:table-cell>
          <table:table-cell office:value-type="float" office:value="500000">
            <text:p>500000</text:p>
          </table:table-cell>
          <table:table-cell table:number-columns-repeated="6"/>
        </table:table-row>
        <table:table-row table:style-name="ro2">
          <table:table-cell office:value-type="string">
            <text:p>or</text:p>
          </table:table-cell>
          <table:table-cell table:number-columns-repeated="7"/>
        </table:table-row>
        <table:table-row table:style-name="ro2">
          <table:table-cell office:value-type="string">
            <text:p>v_max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2" office:value-type="string">
            <text:p>Plasma parameters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onsequences</text:p>
          </table:table-cell>
          <table:table-cell table:style-name="ce2" table:number-columns-repeated="2"/>
          <table:table-cell table:number-columns-repeated="2"/>
          <table:table-cell table:style-name="ce2"/>
          <table:table-cell table:number-columns-repeated="2"/>
        </table:table-row>
        <table:table-row table:style-name="ro2">
          <table:table-cell office:value-type="string">
            <text:p>Thermal velocity</text:p>
          </table:table-cell>
          <table:table-cell table:formula="of:=SQRT(2*[.$G$9]*[.B6]/[.$G$6])" office:value-type="float" office:value="40631.0466989077">
            <text:p>40631.0466989077</text:p>
          </table:table-cell>
          <table:table-cell table:formula="of:=SQRT(2*[.$G$9]*[.C6]/[.$G$6])" office:value-type="float" office:value="225918.766218124">
            <text:p>225918.766218124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4">
          <table:table-cell office:value-type="string">
            <text:p>Proton gyrofrequency</text:p>
          </table:table-cell>
          <table:table-cell table:formula="of:=[.$G$7]*SQRT([.B11]^2+[.B12]^2+[.B13]^2)/([.$G$6]*2*PI())" office:value-type="float" office:value="0.153212237354552">
            <text:p>0.1532122374</text:p>
          </table:table-cell>
          <table:table-cell table:formula="of:=[.$G$7]*SQRT([.C11]^2+[.C12]^2+[.C13]^2)/([.$G$6]*2*PI())" office:value-type="float" office:value="0.170692525603067">
            <text:p>0.1706925256</text:p>
          </table:table-cell>
          <table:table-cell office:value-type="string">
            <text:p>Hz</text:p>
          </table:table-cell>
          <table:table-cell/>
          <table:table-cell table:style-name="ce2"/>
          <table:table-cell table:number-columns-repeated="2"/>
        </table:table-row>
        <table:table-row table:style-name="ro4">
          <table:table-cell office:value-type="string">
            <text:p>Proton gyroperiod</text:p>
          </table:table-cell>
          <table:table-cell table:formula="of:=1/[.B34]" office:value-type="float" office:value="6.52689378646616">
            <text:p>6.5268937865</text:p>
          </table:table-cell>
          <table:table-cell table:formula="of:=1/[.C34]" office:value-type="float" office:value="5.85848733837021">
            <text:p>5.8584873384</text:p>
          </table:table-cell>
          <table:table-cell table:number-columns-repeated="2"/>
          <table:table-cell table:style-name="ce2"/>
          <table:table-cell table:style-name="ce6"/>
          <table:table-cell/>
        </table:table-row>
        <table:table-row table:style-name="ro4">
          <table:table-cell office:value-type="string">
            <text:p>“Gyroradius”</text:p>
          </table:table-cell>
          <table:table-cell table:formula="of:=[.$G$6]*2*PI()*[.B33]/([.$G$7]*SQRT([.B11]*[.B11]+[.B12]*[.B12]+[.B13]*[.B13]))" office:value-type="float" office:value="265194.526236717">
            <text:p>265194.526236717</text:p>
          </table:table-cell>
          <table:table-cell table:formula="of:=[.$G$6]*2*PI()*[.C33]/([.$G$7]*SQRT([.C11]*[.C11]+[.C12]*[.C12]+[.C13]*[.C13]))" office:value-type="float" office:value="1323542.2313891">
            <text:p>1323542.2313891</text:p>
          </table:table-cell>
          <table:table-cell table:number-columns-repeated="2"/>
          <table:table-cell office:value-type="string">
            <text:p>Proton gyrofreq</text:p>
          </table:table-cell>
          <table:table-cell table:style-name="ce7" table:formula="of:=[.$G$7]*SQRT([.B11]*[.B11]+[.B12]*[.B12]+[.B13]*[.B13])/[.$G$6]" office:value-type="float" office:value="0.962660878626229">
            <text:p>0.9626608786</text:p>
          </table:table-cell>
          <table:table-cell table:style-name="ce7" table:formula="of:=[.$G$7]*SQRT([.C11]*[.C11]+[.C12]*[.C12]+[.C13]*[.C13])/[.$G$6]" office:value-type="float" office:value="1.07249276891456">
            <text:p>1.0724927689</text:p>
          </table:table-cell>
        </table:table-row>
        <table:table-row table:style-name="ro4">
          <table:table-cell table:number-columns-repeated="5"/>
          <table:table-cell office:value-type="string">
            <text:p>Proton gyroperiod</text:p>
          </table:table-cell>
          <table:table-cell table:formula="of:=2*PI()/[.G36]" office:value-type="float" office:value="6.52689378646616">
            <text:p>6.5268937865</text:p>
          </table:table-cell>
          <table:table-cell table:formula="of:=2*PI()/[.H36]" office:value-type="float" office:value="5.85848733837021">
            <text:p>5.8584873384</text:p>
          </table:table-cell>
        </table:table-row>
        <table:table-row table:style-name="ro4">
          <table:table-cell table:number-columns-repeated="5"/>
          <table:table-cell office:value-type="string">
            <text:p>Larmor rad apprx</text:p>
          </table:table-cell>
          <table:table-cell table:style-name="ce3" table:formula="of:=[.B33]/[.G36]" office:value-type="float" office:value="42207.0197314869">
            <text:p>4.221E+004</text:p>
          </table:table-cell>
          <table:table-cell table:style-name="ce3" table:formula="of:=[.C33]/[.H36]" office:value-type="float" office:value="210648.288516453">
            <text:p>2.106E+005</text:p>
          </table:table-cell>
        </table:table-row>
        <table:table-row table:style-name="ro2">
          <table:table-cell table:style-name="ce2" office:value-type="string">
            <text:p>CFL conditions</text:p>
          </table:table-cell>
          <table:table-cell table:number-columns-repeated="4"/>
          <table:table-cell office:value-type="string">
            <text:p>Plasma frequency</text:p>
          </table:table-cell>
          <table:table-cell table:formula="of:= SQRT([.B5]*[.G7]*[.G7]/[.G6]/[.G11])" office:value-type="float" office:value="1316.86078659408">
            <text:p>1316.8607865941</text:p>
          </table:table-cell>
          <table:table-cell table:formula="of:= SQRT([.C5]*[.G7]*[.G7]/[.G6]/[.G11])" office:value-type="float" office:value="1996.86869583434">
            <text:p>1996.8686958343</text:p>
          </table:table-cell>
        </table:table-row>
        <table:table-row table:style-name="ro2">
          <table:table-cell office:value-type="string">
            <text:p>acceleration</text:p>
          </table:table-cell>
          <table:table-cell table:style-name="ce3" table:formula="of:=[.B27]/(([.G7]/[.G6])*SQRT(3*[.B28]^2)*SQRT(MAX([.B11]^2+[.B12]^2+[.B13]^2;[.C11]^2+[.C12]^2+[.C13]^2)))" office:value-type="float" office:value="0.0179441852950345">
            <text:p>1.794E-002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Ion skin depth</text:p>
          </table:table-cell>
          <table:table-cell table:style-name="ce4" table:formula="of:= [.G13]/[.G39]" office:value-type="float" office:value="227814.513921337">
            <text:p>2.28E+005</text:p>
          </table:table-cell>
          <table:table-cell table:style-name="ce4" table:formula="of:= [.G13]/[.H39]" office:value-type="float" office:value="150235.216078969">
            <text:p>1.50E+005</text:p>
          </table:table-cell>
        </table:table-row>
        <table:table-row table:style-name="ro2">
          <table:table-cell office:value-type="string">
            <text:p>kinetic</text:p>
          </table:table-cell>
          <table:table-cell table:style-name="ce3" table:formula="of:=[.B23]/SQRT(3*[.B28]^2)" office:value-type="float" office:value="0.0923760430703401">
            <text:p>9.238E-002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2">
          <table:table-cell office:value-type="string">
            <text:p>magnetic</text:p>
          </table:table-cell>
          <table:table-cell table:style-name="ce3" table:formula="of:=[.B23]/MAX([.B17];[.C17])" office:value-type="float" office:value="0.364949772151722">
            <text:p>3.649E-001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Fastest hits wall in (no v)</text:p>
          </table:table-cell>
          <table:table-cell table:formula="of:=0.5*[.B22]/MAX([.B15:.C17])" office:value-type="float" office:value="88.2812156251314">
            <text:p>88.2812156251</text:p>
          </table:table-cell>
          <table:table-cell office:value-type="string">
            <text:p>s</text:p>
          </table:table-cell>
          <table:table-cell table:number-columns-repeated="4"/>
          <table:table-cell table:style-name="ce8"/>
        </table:table-row>
        <table:table-row table:style-name="ro4">
          <table:table-cell office:value-type="string">
            <text:p>10 gyroperiods</text:p>
          </table:table-cell>
          <table:table-cell table:formula="of:=10*[.B35]" office:value-type="float" office:value="65.2689378646616">
            <text:p>65.2689378647</text:p>
          </table:table-cell>
          <table:table-cell table:number-columns-repeated="5"/>
          <table:table-cell table:style-name="ce8"/>
        </table:table-row>
        <table:table-row table:style-name="ro4">
          <table:table-cell office:value-type="string">
            <text:p>Envisaged timestep</text:p>
          </table:table-cell>
          <table:table-cell table:style-name="ce4" office:value-type="float" office:value="0.01">
            <text:p>1.00E-002</text:p>
          </table:table-cell>
          <table:table-cell table:number-columns-repeated="5"/>
          <table:table-cell table:style-name="ce8"/>
        </table:table-row>
        <table:table-row table:style-name="ro2">
          <table:table-cell office:value-type="string">
            <text:p>Number of steps</text:p>
          </table:table-cell>
          <table:table-cell table:formula="of:=[.B45]/[.B46]" office:value-type="float" office:value="6526.89378646616">
            <text:p>6526.8937864662</text:p>
          </table:table-cell>
          <table:table-cell table:number-columns-repeated="6"/>
        </table:table-row>
      </table:table>
      <table:table table:name="Sheet3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>
            <text:p>Riemann flux tube 1 test case determination of parameters</text:p>
          </table:table-cell>
          <table:table-cell table:number-columns-repeated="7"/>
        </table:table-row>
        <table:table-row table:style-name="ro4">
          <table:table-cell office:value-type="string">
            <text:p>After Balsara et al. ADER-WENO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>
            <text:p>Flux tube initial states</text:p>
          </table:table-cell>
          <table:table-cell table:style-name="ce2" office:value-type="string">
            <text:p>Left</text:p>
          </table:table-cell>
          <table:table-cell table:style-name="ce2" office:value-type="string">
            <text:p>Right</text:p>
          </table:table-cell>
          <table:table-cell table:number-columns-repeated="2"/>
          <table:table-cell office:value-type="string">
            <text:p>Constants</text:p>
          </table:table-cell>
          <table:table-cell table:number-columns-repeated="2"/>
        </table:table-row>
        <table:table-row table:style-name="ro2">
          <table:table-cell office:value-type="string">
            <text:p>Number density</text:p>
          </table:table-cell>
          <table:table-cell table:style-name="ce3" office:value-type="float" office:value="1000000">
            <text:p>1.000E+006</text:p>
          </table:table-cell>
          <table:table-cell table:style-name="ce3" office:value-type="float" office:value="2299425.2">
            <text:p>2.299E+006</text:p>
          </table:table-cell>
          <table:table-cell office:value-type="string">
            <text:p>m⁻³</text:p>
          </table:table-cell>
          <table:table-cell/>
          <table:table-cell office:value-type="string">
            <text:p>Mu_0</text:p>
          </table:table-cell>
          <table:table-cell table:style-name="ce4" office:value-type="float" office:value="0.00000125663706144">
            <text:p>1.26E-006</text:p>
          </table:table-cell>
          <table:table-cell office:value-type="string">
            <text:p>NA⁻²</text:p>
          </table:table-cell>
        </table:table-row>
        <table:table-row table:style-name="ro2">
          <table:table-cell office:value-type="string">
            <text:p>Temperature</text:p>
          </table:table-cell>
          <table:table-cell table:style-name="ce3" office:value-type="float" office:value="100000">
            <text:p>1.000E+005</text:p>
          </table:table-cell>
          <table:table-cell table:style-name="ce3" office:value-type="float" office:value="3091637.7">
            <text:p>3.092E+006</text:p>
          </table:table-cell>
          <table:table-cell office:value-type="string">
            <text:p>K</text:p>
          </table:table-cell>
          <table:table-cell/>
          <table:table-cell office:value-type="string">
            <text:p>m_p</text:p>
          </table:table-cell>
          <table:table-cell table:style-name="ce4" office:value-type="float" office:value="1.67262171E-027">
            <text:p>1.67E-027</text:p>
          </table:table-cell>
          <table:table-cell office:value-type="string">
            <text:p>kg</text:p>
          </table:table-cell>
        </table:table-row>
        <table:table-row table:style-name="ro2">
          <table:table-cell office:value-type="string">
            <text:p>Derived: Pressure</text:p>
          </table:table-cell>
          <table:table-cell table:style-name="ce3" table:formula="of:=[.B5]*[.G9]*[.B6]" office:value-type="float" office:value="0.0000000000013806505">
            <text:p>1.381E-012</text:p>
          </table:table-cell>
          <table:table-cell table:style-name="ce3" table:formula="of:=[.C5]*[.G9]*[.C6]" office:value-type="float" office:value="0.000000000098150300963357">
            <text:p>9.815E-011</text:p>
          </table:table-cell>
          <table:table-cell office:value-type="string">
            <text:p>Pa</text:p>
          </table:table-cell>
          <table:table-cell/>
          <table:table-cell office:value-type="string">
            <text:p>q</text:p>
          </table:table-cell>
          <table:table-cell table:style-name="ce4" office:value-type="float" office:value="1.60217653E-019">
            <text:p>1.60E-019</text:p>
          </table:table-cell>
          <table:table-cell office:value-type="string">
            <text:p>C</text:p>
          </table:table-cell>
        </table:table-row>
        <table:table-row table:style-name="ro4">
          <table:table-cell office:value-type="string">
            <text:p>Vx</text:p>
          </table:table-cell>
          <table:table-cell table:style-name="ce3" office:value-type="float" office:value="400000">
            <text:p>4.000E+005</text:p>
          </table:table-cell>
          <table:table-cell table:style-name="ce3" office:value-type="float" office:value="173956.52">
            <text:p>1.740E+005</text:p>
          </table:table-cell>
          <table:table-cell office:value-type="string">
            <text:p>ms⁻¹</text:p>
          </table:table-cell>
          <table:table-cell/>
          <table:table-cell office:value-type="string">
            <text:p>gamma</text:p>
          </table:table-cell>
          <table:table-cell table:style-name="ce5" office:value-type="float" office:value="1.66666666666667">
            <text:p>1.6666666667</text:p>
          </table:table-cell>
          <table:table-cell/>
        </table:table-row>
        <table:table-row table:style-name="ro4">
          <table:table-cell office:value-type="string">
            <text:p>Vy</text:p>
          </table:table-cell>
          <table:table-cell table:style-name="ce3" office:value-type="float" office:value="40000">
            <text:p>4.000E+004</text:p>
          </table:table-cell>
          <table:table-cell table:style-name="ce3" office:value-type="float" office:value="87602.947">
            <text:p>8.760E+004</text:p>
          </table:table-cell>
          <table:table-cell office:value-type="string">
            <text:p>ms⁻¹</text:p>
          </table:table-cell>
          <table:table-cell/>
          <table:table-cell office:value-type="string">
            <text:p>k</text:p>
          </table:table-cell>
          <table:table-cell table:style-name="ce4" office:value-type="float" office:value="1.3806505E-023">
            <text:p>1.38E-023</text:p>
          </table:table-cell>
          <table:table-cell office:value-type="string">
            <text:p>J/K</text:p>
          </table:table-cell>
        </table:table-row>
        <table:table-row table:style-name="ro4">
          <table:table-cell office:value-type="string">
            <text:p>Vz</text:p>
          </table:table-cell>
          <table:table-cell table:number-columns-repeated="2" table:style-name="ce3" office:value-type="float" office:value="0">
            <text:p>0.000E+000</text:p>
          </table:table-cell>
          <table:table-cell office:value-type="string">
            <text:p>ms⁻¹</text:p>
          </table:table-cell>
          <table:table-cell/>
          <table:table-cell office:value-type="string">
            <text:p>m_e</text:p>
          </table:table-cell>
          <table:table-cell table:style-name="ce4" office:value-type="float" office:value="9.109E-031">
            <text:p>9.11E-031</text:p>
          </table:table-cell>
          <table:table-cell/>
        </table:table-row>
        <table:table-row table:style-name="ro2">
          <table:table-cell office:value-type="string">
            <text:p>Bx</text:p>
          </table:table-cell>
          <table:table-cell table:number-columns-repeated="2" table:style-name="ce3" office:value-type="float" office:value="0.00000001">
            <text:p>1.000E-008</text:p>
          </table:table-cell>
          <table:table-cell office:value-type="string">
            <text:p>T</text:p>
          </table:table-cell>
          <table:table-cell/>
          <table:table-cell office:value-type="string">
            <text:p>Epsilon_0</text:p>
          </table:table-cell>
          <table:table-cell table:style-name="ce4" office:value-type="float" office:value="0.00000000000885">
            <text:p>8.85E-012</text:p>
          </table:table-cell>
          <table:table-cell office:value-type="string">
            <text:p>F/m</text:p>
          </table:table-cell>
        </table:table-row>
        <table:table-row table:style-name="ro2">
          <table:table-cell office:value-type="string">
            <text:p>By</text:p>
          </table:table-cell>
          <table:table-cell table:style-name="ce3" office:value-type="float" office:value="0.000000001">
            <text:p>1.000E-009</text:p>
          </table:table-cell>
          <table:table-cell table:style-name="ce3" office:value-type="float" office:value="0.000000005036">
            <text:p>5.036E-009</text:p>
          </table:table-cell>
          <table:table-cell office:value-type="string">
            <text:p>T</text:p>
          </table:table-cell>
          <table:table-cell/>
          <table:table-cell office:value-type="string">
            <text:p>alpha</text:p>
          </table:table-cell>
          <table:table-cell table:style-name="ce4" office:value-type="float" office:value="1.5">
            <text:p>1.50E+000</text:p>
          </table:table-cell>
          <table:table-cell/>
        </table:table-row>
        <table:table-row table:style-name="ro4">
          <table:table-cell office:value-type="string">
            <text:p>Bz</text:p>
          </table:table-cell>
          <table:table-cell table:number-columns-repeated="2" table:style-name="ce3" office:value-type="float" office:value="0">
            <text:p>0.000E+000</text:p>
          </table:table-cell>
          <table:table-cell office:value-type="string">
            <text:p>T</text:p>
          </table:table-cell>
          <table:table-cell/>
          <table:table-cell office:value-type="string">
            <text:p>c </text:p>
          </table:table-cell>
          <table:table-cell table:style-name="ce4" office:value-type="float" office:value="300000000">
            <text:p>3.00E+008</text:p>
          </table:table-cell>
          <table:table-cell office:value-type="string">
            <text:p>m/s</text:p>
          </table:table-cell>
        </table:table-row>
        <table:table-row table:style-name="ro2">
          <table:table-cell table:number-columns-repeated="6"/>
          <table:table-cell table:style-name="ce4"/>
          <table:table-cell/>
        </table:table-row>
        <table:table-row table:style-name="ro2">
          <table:table-cell office:value-type="string">
            <text:p>c_fast</text:p>
          </table:table-cell>
          <table:table-cell table:style-name="ce3" table:formula="of:=SQRT(0.5*(([.B11]^2+[.B12]^2+[.B13]^2)/([.$G$5]*[.$G$6]*[.B5])+[.B18]^2)+SQRT(0.25*(([.B11]^2+[.B12]^2+[.B13]^2)/([.$G$5]*[.$G$6]*[.B5])+[.B18]^2)^2-[.B18]^2*[.B11]^2/([.$G$5]*[.$G$6]*[.B5])))" office:value-type="float" office:value="219240.22028888">
            <text:p>2.192E+005</text:p>
          </table:table-cell>
          <table:table-cell table:style-name="ce3" table:formula="of:=SQRT(0.5*(([.C11]^2+[.C12]^2+[.C13]^2)/([.$G$5]*[.$G$6]*[.C5])+[.C18]^2)+SQRT(0.25*(([.C11]^2+[.C12]^2+[.C13]^2)/([.$G$5]*[.$G$6]*[.C5])+[.C18]^2)^2-[.C18]^2*[.C11]^2/([.$G$5]*[.$G$6]*[.C5])))" office:value-type="float" office:value="226548.760779711">
            <text:p>2.265E+005</text:p>
          </table:table-cell>
          <table:table-cell office:value-type="string">
            <text:p>ms⁻¹</text:p>
          </table:table-cell>
          <table:table-cell table:number-columns-repeated="2"/>
          <table:table-cell table:style-name="ce4"/>
          <table:table-cell/>
        </table:table-row>
        <table:table-row table:style-name="ro2">
          <table:table-cell office:value-type="string">
            <text:p>c_slow</text:p>
          </table:table-cell>
          <table:table-cell table:style-name="ce3" table:formula="of:=SQRT(0.5*(([.B11]^2+[.B12]^2+[.B13]^2)/([.$G$5]*[.$G$6]*[.B5])+[.B18]^2)-SQRT(0.25*(([.B11]^2+[.B12]^2+[.B13]^2)/([.$G$5]*[.$G$6]*[.B5])+[.B18]^2)^2-[.B18]^2*[.B11]^2/([.$G$5]*[.$G$6]*[.B5])))" office:value-type="float" office:value="36901.4439860514">
            <text:p>3.690E+004</text:p>
          </table:table-cell>
          <table:table-cell table:style-name="ce3" table:formula="of:=SQRT(0.5*(([.C11]^2+[.C12]^2+[.C13]^2)/([.$G$5]*[.$G$6]*[.C5])+[.C18]^2)-SQRT(0.25*(([.C11]^2+[.C12]^2+[.C13]^2)/([.$G$5]*[.$G$6]*[.C5])+[.C18]^2)^2-[.C18]^2*[.C11]^2/([.$G$5]*[.$G$6]*[.C5])))" office:value-type="float" office:value="130944.286512955">
            <text:p>1.309E+005</text:p>
          </table:table-cell>
          <table:table-cell office:value-type="string">
            <text:p>ms⁻¹</text:p>
          </table:table-cell>
          <table:table-cell table:number-columns-repeated="2"/>
          <table:table-cell table:style-name="ce4"/>
          <table:table-cell/>
        </table:table-row>
        <table:table-row table:style-name="ro4">
          <table:table-cell office:value-type="string">
            <text:p>c_Alfvén</text:p>
          </table:table-cell>
          <table:table-cell table:style-name="ce3" table:formula="of:=SQRT(([.B11]^2+[.B12]^2+[.B13]^2)/([.$G$5]*[.$G$6]*[.B5]))" office:value-type="float" office:value="219208.247557807">
            <text:p>2.192E+005</text:p>
          </table:table-cell>
          <table:table-cell table:style-name="ce3" table:formula="of:=SQRT(([.C11]^2+[.C12]^2+[.C13]^2)/([.$G$5]*[.$G$6]*[.C5]))" office:value-type="float" office:value="161052.806267417">
            <text:p>1.611E+005</text:p>
          </table:table-cell>
          <table:table-cell office:value-type="string">
            <text:p>ms⁻¹</text:p>
          </table:table-cell>
          <table:table-cell table:number-columns-repeated="2"/>
          <table:table-cell table:style-name="ce4"/>
          <table:table-cell/>
        </table:table-row>
        <table:table-row table:style-name="ro2">
          <table:table-cell office:value-type="string">
            <text:p>c_sound</text:p>
          </table:table-cell>
          <table:table-cell table:style-name="ce3" table:formula="of:=SQRT([.$G$8]*[.$G$9]*[.B6]/[.$G$6])" office:value-type="float" office:value="37090.901353396">
            <text:p>3.709E+004</text:p>
          </table:table-cell>
          <table:table-cell table:style-name="ce3" table:formula="of:=SQRT([.$G$8]*[.$G$9]*[.C6]/[.$G$6])" office:value-type="float" office:value="206234.674035671">
            <text:p>2.062E+005</text:p>
          </table:table-cell>
          <table:table-cell office:value-type="string">
            <text:p>ms⁻¹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4">
          <table:table-cell table:style-name="ce2" office:value-type="string">
            <text:p>Grid parameters</text:p>
          </table:table-cell>
          <table:table-cell table:number-columns-repeated="4"/>
          <table:table-cell table:style-name="ce2" office:value-type="string">
            <text:p>meteo parameters</text:p>
          </table:table-cell>
          <table:table-cell table:number-columns-repeated="2"/>
        </table:table-row>
        <table:table-row table:style-name="ro2">
          <table:table-cell office:value-type="string">
            <text:p>x length</text:p>
          </table:table-cell>
          <table:table-cell office:value-type="float" office:value="50">
            <text:p>50</text:p>
          </table:table-cell>
          <table:table-cell office:value-type="string">
            <text:p>cells</text:p>
          </table:table-cell>
          <table:table-cell table:number-columns-repeated="2"/>
          <table:table-cell office:value-type="string">
            <text:p>Total spatial cells</text:p>
          </table:table-cell>
          <table:table-cell table:number-columns-repeated="2"/>
        </table:table-row>
        <table:table-row table:style-name="ro4">
          <table:table-cell office:value-type="string">
            <text:p>x length</text:p>
          </table:table-cell>
          <table:table-cell table:style-name="ce4" office:value-type="float" office:value="40000000">
            <text:p>4.00E+007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Max. cells per proc.</text:p>
          </table:table-cell>
          <table:table-cell table:number-columns-repeated="2"/>
        </table:table-row>
        <table:table-row table:style-name="ro4">
          <table:table-cell office:value-type="string">
            <text:p>dx = dy = dz</text:p>
          </table:table-cell>
          <table:table-cell table:style-name="ce4" table:formula="of:=[.B22]/[.B21]" office:value-type="float" office:value="800000">
            <text:p>8.00E+005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Total proc. Needed</text:p>
          </table:table-cell>
          <table:table-cell table:number-columns-repeated="2"/>
        </table:table-row>
        <table:table-row table:style-name="ro2">
          <table:table-cell office:value-type="string">
            <text:p>x_min</text:p>
          </table:table-cell>
          <table:table-cell table:style-name="ce4" table:formula="of:=-0.5*[.B22]" office:value-type="float" office:value="-20000000">
            <text:p>-2.00E+007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2">
          <table:table-cell office:value-type="string">
            <text:p>x_max</text:p>
          </table:table-cell>
          <table:table-cell table:style-name="ce4" table:formula="of:=0.5*[.B22]" office:value-type="float" office:value="20000000">
            <text:p>2.00E+007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2">
          <table:table-cell office:value-type="string">
            <text:p>v length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4">
          <table:table-cell office:value-type="string">
            <text:p>dvx = dvy = dvz</text:p>
          </table:table-cell>
          <table:table-cell table:formula="of:=2*[.B28]/([.B26]*4)" office:value-type="float" office:value="16666.6666666667">
            <text:p>16666.6666666667</text:p>
          </table:table-cell>
          <table:table-cell table:number-columns-repeated="6"/>
        </table:table-row>
        <table:table-row table:style-name="ro2">
          <table:table-cell office:value-type="string">
            <text:p>velocity box min/max</text:p>
          </table:table-cell>
          <table:table-cell office:value-type="float" office:value="500000">
            <text:p>500000</text:p>
          </table:table-cell>
          <table:table-cell table:number-columns-repeated="6"/>
        </table:table-row>
        <table:table-row table:style-name="ro2">
          <table:table-cell office:value-type="string">
            <text:p>or</text:p>
          </table:table-cell>
          <table:table-cell table:number-columns-repeated="7"/>
        </table:table-row>
        <table:table-row table:style-name="ro2">
          <table:table-cell office:value-type="string">
            <text:p>v_max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2" office:value-type="string">
            <text:p>Plasma parameters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onsequences</text:p>
          </table:table-cell>
          <table:table-cell table:style-name="ce2" table:number-columns-repeated="2"/>
          <table:table-cell table:number-columns-repeated="2"/>
          <table:table-cell table:style-name="ce2"/>
          <table:table-cell table:number-columns-repeated="2"/>
        </table:table-row>
        <table:table-row table:style-name="ro2">
          <table:table-cell office:value-type="string">
            <text:p>Thermal velocity</text:p>
          </table:table-cell>
          <table:table-cell table:formula="of:=SQRT(2*[.$G$9]*[.B6]/[.$G$6])" office:value-type="float" office:value="40631.0466989077">
            <text:p>40631.0466989077</text:p>
          </table:table-cell>
          <table:table-cell table:formula="of:=SQRT(2*[.$G$9]*[.C6]/[.$G$6])" office:value-type="float" office:value="225918.766218124">
            <text:p>225918.766218124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4">
          <table:table-cell office:value-type="string">
            <text:p>Proton gyrofrequency</text:p>
          </table:table-cell>
          <table:table-cell table:formula="of:=[.$G$7]*SQRT([.B11]^2+[.B12]^2+[.B13]^2)/([.$G$6]*2*PI())" office:value-type="float" office:value="0.153212237354552">
            <text:p>0.1532122374</text:p>
          </table:table-cell>
          <table:table-cell table:formula="of:=[.$G$7]*SQRT([.C11]^2+[.C12]^2+[.C13]^2)/([.$G$6]*2*PI())" office:value-type="float" office:value="0.170692525603067">
            <text:p>0.1706925256</text:p>
          </table:table-cell>
          <table:table-cell office:value-type="string">
            <text:p>Hz</text:p>
          </table:table-cell>
          <table:table-cell/>
          <table:table-cell table:style-name="ce2"/>
          <table:table-cell table:number-columns-repeated="2"/>
        </table:table-row>
        <table:table-row table:style-name="ro4">
          <table:table-cell office:value-type="string">
            <text:p>Proton gyroperiod</text:p>
          </table:table-cell>
          <table:table-cell table:formula="of:=1/[.B34]" office:value-type="float" office:value="6.52689378646616">
            <text:p>6.5268937865</text:p>
          </table:table-cell>
          <table:table-cell table:formula="of:=1/[.C34]" office:value-type="float" office:value="5.85848733837021">
            <text:p>5.8584873384</text:p>
          </table:table-cell>
          <table:table-cell table:number-columns-repeated="2"/>
          <table:table-cell table:style-name="ce2"/>
          <table:table-cell table:style-name="ce6"/>
          <table:table-cell/>
        </table:table-row>
        <table:table-row table:style-name="ro4">
          <table:table-cell office:value-type="string">
            <text:p>“Gyroradius”</text:p>
          </table:table-cell>
          <table:table-cell table:formula="of:=[.$G$6]*2*PI()*[.B33]/([.$G$7]*SQRT([.B11]*[.B11]+[.B12]*[.B12]+[.B13]*[.B13]))" office:value-type="float" office:value="265194.526236717">
            <text:p>265194.526236717</text:p>
          </table:table-cell>
          <table:table-cell table:formula="of:=[.$G$6]*2*PI()*[.C33]/([.$G$7]*SQRT([.C11]*[.C11]+[.C12]*[.C12]+[.C13]*[.C13]))" office:value-type="float" office:value="1323542.2313891">
            <text:p>1323542.2313891</text:p>
          </table:table-cell>
          <table:table-cell table:number-columns-repeated="2"/>
          <table:table-cell office:value-type="string">
            <text:p>Proton gyrofreq</text:p>
          </table:table-cell>
          <table:table-cell table:style-name="ce7" table:formula="of:=[.$G$7]*SQRT([.B11]*[.B11]+[.B12]*[.B12]+[.B13]*[.B13])/[.$G$6]" office:value-type="float" office:value="0.962660878626229">
            <text:p>0.9626608786</text:p>
          </table:table-cell>
          <table:table-cell table:style-name="ce7" table:formula="of:=[.$G$7]*SQRT([.C11]*[.C11]+[.C12]*[.C12]+[.C13]*[.C13])/[.$G$6]" office:value-type="float" office:value="1.07249276891456">
            <text:p>1.0724927689</text:p>
          </table:table-cell>
        </table:table-row>
        <table:table-row table:style-name="ro4">
          <table:table-cell table:number-columns-repeated="5"/>
          <table:table-cell office:value-type="string">
            <text:p>Proton gyroperiod</text:p>
          </table:table-cell>
          <table:table-cell table:formula="of:=2*PI()/[.G36]" office:value-type="float" office:value="6.52689378646616">
            <text:p>6.5268937865</text:p>
          </table:table-cell>
          <table:table-cell table:formula="of:=2*PI()/[.H36]" office:value-type="float" office:value="5.85848733837021">
            <text:p>5.8584873384</text:p>
          </table:table-cell>
        </table:table-row>
        <table:table-row table:style-name="ro4">
          <table:table-cell table:number-columns-repeated="5"/>
          <table:table-cell office:value-type="string">
            <text:p>Larmor rad apprx</text:p>
          </table:table-cell>
          <table:table-cell table:style-name="ce3" table:formula="of:=[.B33]/[.G36]" office:value-type="float" office:value="42207.0197314869">
            <text:p>4.221E+004</text:p>
          </table:table-cell>
          <table:table-cell table:style-name="ce3" table:formula="of:=[.C33]/[.H36]" office:value-type="float" office:value="210648.288516453">
            <text:p>2.106E+005</text:p>
          </table:table-cell>
        </table:table-row>
        <table:table-row table:style-name="ro2">
          <table:table-cell table:style-name="ce2" office:value-type="string">
            <text:p>CFL conditions</text:p>
          </table:table-cell>
          <table:table-cell table:number-columns-repeated="4"/>
          <table:table-cell office:value-type="string">
            <text:p>Plasma frequency</text:p>
          </table:table-cell>
          <table:table-cell table:formula="of:= SQRT([.B5]*[.G7]*[.G7]/[.G6]/[.G11])" office:value-type="float" office:value="1316.86078659408">
            <text:p>1316.8607865941</text:p>
          </table:table-cell>
          <table:table-cell table:formula="of:= SQRT([.C5]*[.G7]*[.G7]/[.G6]/[.G11])" office:value-type="float" office:value="1996.86869583434">
            <text:p>1996.8686958343</text:p>
          </table:table-cell>
        </table:table-row>
        <table:table-row table:style-name="ro2">
          <table:table-cell office:value-type="string">
            <text:p>acceleration</text:p>
          </table:table-cell>
          <table:table-cell table:style-name="ce3" table:formula="of:=[.B27]/(([.G7]/[.G6])*SQRT(3*[.B28]^2)*SQRT(MAX([.B11]^2+[.B12]^2+[.B13]^2;[.C11]^2+[.C12]^2+[.C13]^2)))" office:value-type="float" office:value="0.0179441852950345">
            <text:p>1.794E-002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Ion skin depth</text:p>
          </table:table-cell>
          <table:table-cell table:style-name="ce4" table:formula="of:= [.G13]/[.G39]" office:value-type="float" office:value="227814.513921337">
            <text:p>2.28E+005</text:p>
          </table:table-cell>
          <table:table-cell table:style-name="ce4" table:formula="of:= [.G13]/[.H39]" office:value-type="float" office:value="150235.216078969">
            <text:p>1.50E+005</text:p>
          </table:table-cell>
        </table:table-row>
        <table:table-row table:style-name="ro2">
          <table:table-cell office:value-type="string">
            <text:p>kinetic</text:p>
          </table:table-cell>
          <table:table-cell table:style-name="ce3" table:formula="of:=[.B23]/SQRT(3*[.B28]^2)" office:value-type="float" office:value="0.923760430703401">
            <text:p>9.238E-001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2">
          <table:table-cell office:value-type="string">
            <text:p>magnetic</text:p>
          </table:table-cell>
          <table:table-cell table:style-name="ce3" table:formula="of:=[.B23]/MAX([.B17];[.C17])" office:value-type="float" office:value="3.64949772151722">
            <text:p>3.649E+000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Fastest hits wall in (no v)</text:p>
          </table:table-cell>
          <table:table-cell table:formula="of:=0.5*[.B22]/MAX([.B15:.C17])" office:value-type="float" office:value="88.2812156251314">
            <text:p>88.2812156251</text:p>
          </table:table-cell>
          <table:table-cell office:value-type="string">
            <text:p>s</text:p>
          </table:table-cell>
          <table:table-cell table:number-columns-repeated="4"/>
          <table:table-cell table:style-name="ce8"/>
        </table:table-row>
        <table:table-row table:style-name="ro4">
          <table:table-cell office:value-type="string">
            <text:p>10 gyroperiods</text:p>
          </table:table-cell>
          <table:table-cell table:formula="of:=10*[.B35]" office:value-type="float" office:value="65.2689378646616">
            <text:p>65.2689378647</text:p>
          </table:table-cell>
          <table:table-cell table:number-columns-repeated="5"/>
          <table:table-cell table:style-name="ce8"/>
        </table:table-row>
        <table:table-row table:style-name="ro4">
          <table:table-cell office:value-type="string">
            <text:p>Envisaged timestep</text:p>
          </table:table-cell>
          <table:table-cell table:style-name="ce4" office:value-type="float" office:value="0.01">
            <text:p>1.00E-002</text:p>
          </table:table-cell>
          <table:table-cell table:number-columns-repeated="5"/>
          <table:table-cell table:style-name="ce8"/>
        </table:table-row>
        <table:table-row table:style-name="ro2">
          <table:table-cell office:value-type="string">
            <text:p>Number of steps</text:p>
          </table:table-cell>
          <table:table-cell table:formula="of:=[.B45]/[.B46]" office:value-type="float" office:value="6526.89378646616">
            <text:p>6526.893786466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3" number:min-integer-digits="1" number:min-exponent-digits="3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9T11:01:59</meta:creation-date>
    <dc:date>2014-01-28T12:04:14</dc:date>
    <meta:editing-duration>P4DT4H30M11S</meta:editing-duration>
    <meta:editing-cycles>29</meta:editing-cycles>
    <meta:generator>LibreOffice/3.5$Linux_X86_64 LibreOffice_project/350m1$Build-2</meta:generator>
    <dc:creator>Otto Hannuksela</dc:creator>
    <meta:document-statistic meta:table-count="3" meta:cell-count="477" meta:object-count="0"/>
  </office:meta>
</office:document-meta>
</file>